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1" svg:font-family="'DejaVu Sans Condensed'"/>
    <style:font-face style:name="Times New Roman" svg:font-family="'Times New Roman'"/>
    <style:font-face style:name="DejaVu Sans Condensed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Items" style:family="table">
      <style:table-properties style:width="6.6924in" table:align="margins"/>
    </style:style>
    <style:style style:name="Items.A" style:family="table-column">
      <style:table-column-properties style:column-width="1.5625in" style:rel-column-width="2250*"/>
    </style:style>
    <style:style style:name="Items.B" style:family="table-column">
      <style:table-column-properties style:column-width="2.8986in" style:rel-column-width="4174*"/>
    </style:style>
    <style:style style:name="Items.C" style:family="table-column">
      <style:table-column-properties style:column-width="2.2313in" style:rel-column-width="3213*"/>
    </style:style>
    <style:style style:name="Item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Items.C1" style:family="table-cell">
      <style:table-cell-properties fo:padding="0.0382in" fo:border="0.0007in solid #000000"/>
    </style:style>
    <style:style style:name="Items.A2" style:family="table-cell">
      <style:table-cell-properties fo:padding="0.0382in" fo:border-left="0.0007in solid #000000" fo:border-right="none" fo:border-top="none" fo:border-bottom="0.0007in solid #000000"/>
    </style:style>
    <style:style style:name="Item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4.4882in"/>
        </style:tab-stops>
      </style:paragraph-properties>
      <style:text-properties fo:font-size="9pt" style:font-size-asian="9pt" style:font-size-complex="9pt"/>
    </style:style>
    <style:style style:name="P2" style:family="paragraph" style:parent-style-name="Standard">
      <style:paragraph-properties>
        <style:tab-stops>
          <style:tab-stop style:position="3.5681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7362in"/>
          <style:tab-stop style:position="3.472in"/>
          <style:tab-stop style:position="5.2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7626in"/>
          <style:tab-stop style:position="5.4339in" style:type="char" style:char="."/>
        </style:tab-stops>
      </style:paragraph-properties>
    </style:style>
    <style:style style:name="P5" style:family="paragraph" style:parent-style-name="Header">
      <style:text-properties fo:font-size="9pt" style:font-size-asian="9pt" style:font-size-complex="9pt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paragraph-properties>
        <style:tab-stops>
          <style:tab-stop style:position="1.728in"/>
          <style:tab-stop style:position="3.472in"/>
          <style:tab-stop style:position="5.1909in"/>
        </style:tab-stops>
      </style:paragraph-properties>
      <style:text-properties fo:font-size="9pt" style:font-size-asian="9pt" style:font-size-complex="9pt"/>
    </style:style>
    <style:style style:name="P8" style:family="paragraph" style:parent-style-name="Standard" style:master-page-name="">
      <style:paragraph-properties style:page-number="auto" fo:break-after="page"/>
    </style:style>
    <style:style style:name="P9" style:family="paragraph" style:parent-style-name="Standard">
      <style:paragraph-properties fo:text-align="start" style:justify-single-word="false">
        <style:tab-stops>
          <style:tab-stop style:position="1.7626in"/>
          <style:tab-stop style:position="5.4339in" style:type="char" style:char="."/>
        </style:tab-stops>
      </style:paragraph-properties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end" style:justify-single-word="false">
        <style:tab-stops/>
      </style:paragraph-properties>
    </style:style>
    <style:style style:name="P1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rt_20_new_20_page">[#list invoice as i]</text:p>
      <text:p text:style-name="Start_20_new_20_page"><text:tab/>${i.partyName}</text:p>
      <text:p text:style-name="P2"><text:tab/>${i.partyAddress}</text:p>
      <text:p text:style-name="P2"><text:tab/>${i.partyZip} <text:s/>${i.partyCity}</text:p>
      <text:p text:style-name="P2"/>
      <text:p text:style-name="P2"/>
      <text:p text:style-name="P7">Your letter of<text:tab/>Your reference<text:tab/>Our reference<text:tab/>Date</text:p>
      <text:p text:style-name="P3"><text:tab/><text:tab/>${i.ourReference}<text:tab/>${date}</text:p>
      <text:p text:style-name="Standard"/>
      <text:p text:style-name="Standard">Concerns: ${concerning}</text:p>
      <text:p text:style-name="Standard"/>
      <text:p text:style-name="Standard">Dear ${i.partyName},</text:p>
      <text:p text:style-name="Standard"/>
      <text:p text:style-name="Standard"/>
      <text:p text:style-name="Standard">This invoice is about the annual membership fee.</text:p>
      <text:p text:style-name="Standard"/>
      <table:table table:name="Items" table:style-name="Items">
        <table:table-column table:style-name="Items.A"/>
        <table:table-column table:style-name="Items.B"/>
        <table:table-column table:style-name="Items.C"/>
        <table:table-row>
          <table:table-cell table:style-name="Items.A1" office:value-type="string">
            <text:p text:style-name="P10"><text:script script:language="JOOScript">@table:table-row
[#list i.lines as l]</text:script>${l.date}</text:p>
          </table:table-cell>
          <table:table-cell table:style-name="Items.A1" office:value-type="string">
            <text:p text:style-name="P10">${l.description}</text:p>
          </table:table-cell>
          <table:table-cell table:style-name="Items.C1" office:value-type="string">
            <text:p text:style-name="P11">${l.amount}<text:script script:language="JOOScript">@/table:table-row
[/#list]</text:script></text:p>
          </table:table-cell>
        </table:table-row>
        <table:table-row>
          <table:table-cell table:style-name="Items.A2" office:value-type="string">
            <text:p text:style-name="P10"/>
          </table:table-cell>
          <table:table-cell table:style-name="Items.A2" office:value-type="string">
            <text:p text:style-name="P9">Total due before<text:span text:style-name="T1"> ${due-date}</text:span></text:p>
          </table:table-cell>
          <table:table-cell table:style-name="Items.C2" office:value-type="string">
            <text:p text:style-name="P12">${l.totalAmount}</text:p>
          </table:table-cell>
        </table:table-row>
      </table:table>
      <text:p text:style-name="Standard"/>
      <text:p text:style-name="P4"/>
      <text:p text:style-name="Standard">Payment information here</text:p>
      <text:p text:style-name="Standard"/>
      <text:p text:style-name="Standard">Kind regards,</text:p>
      <text:p text:style-name="Standard"/>
      <text:p text:style-name="Standard"/>
      <text:p text:style-name="Standard"/>
      <text:p text:style-name="Standard">Your name</text:p>
      <text:p text:style-name="Standard"/>
      <text:p text:style-name="Standard">Note: to let the next invoice be created on a new page it is necessary insert a page break automatically at the end of each page. How? Select the last paragraph of this page. From the menu, choose Format → Paragraph. Select the tab “Text flow”. In the section “Breaks”, check “Insert”. Select Type “Page” and Position “After”. This has already been done for you in this sample template file.</text:p>
      <text:p text:style-name="Standard"/>
      <text:p text:style-name="P8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Condensed1" svg:font-family="'DejaVu Sans Condensed'"/>
    <style:font-face style:name="Times New Roman" svg:font-family="'Times New Roman'"/>
    <style:font-face style:name="DejaVu Sans Condensed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>
      <style:text-properties style:font-name="DejaVu Sans Condensed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ans Condensed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Condensed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art_20_new_20_page" style:display-name="Start new page" style:family="paragraph" style:parent-style-name="Standard">
      <style:paragraph-properties>
        <style:tab-stops>
          <style:tab-stop style:position="3.5681in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44in" fo:margin-left="0in" fo:margin-right="-0.0021in" table:align="margins"/>
    </style:style>
    <style:style style:name="Table3.A" style:family="table-column">
      <style:table-column-properties style:column-width="4.9083in" style:rel-column-width="48053*"/>
    </style:style>
    <style:style style:name="Table3.B" style:family="table-column">
      <style:table-column-properties style:column-width="1.7861in" style:rel-column-width="17482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A2" style:family="table-cell">
      <style:table-cell-properties fo:padding="0.0382in" fo:border="none"/>
    </style:style>
    <style:style style:name="Table1" style:family="table">
      <style:table-properties style:width="6.6944in" fo:margin-left="0in" fo:margin-right="-0.0021in" table:align="margins"/>
    </style:style>
    <style:style style:name="Table1.A" style:family="table-column">
      <style:table-column-properties style:column-width="1.6729in" style:rel-column-width="16378*"/>
    </style:style>
    <style:style style:name="Table1.B" style:family="table-column">
      <style:table-column-properties style:column-width="3.3618in" style:rel-column-width="32908*"/>
    </style:style>
    <style:style style:name="Table1.C" style:family="table-column">
      <style:table-column-properties style:column-width="1.6597in" style:rel-column-width="16249*"/>
    </style:style>
    <style:style style:name="MP1" style:family="paragraph" style:parent-style-name="Standard">
      <style:paragraph-properties fo:text-align="start" style:justify-single-word="false">
        <style:tab-stops>
          <style:tab-stop style:position="4.4882in"/>
        </style:tab-stops>
      </style:paragraph-properties>
      <style:text-properties fo:font-size="9pt" style:font-size-asian="9pt" style:font-size-complex="9pt"/>
    </style:style>
    <style:style style:name="MP2" style:family="paragraph" style:parent-style-name="Header">
      <style:text-properties fo:font-size="9pt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Header">My company name</text:p>
            </table:table-cell>
            <table:table-cell table:style-name="Table3.A1" office:value-type="string">
              <text:p text:style-name="Table_20_Contents"/>
            </table:table-cell>
          </table:table-row>
          <table:table-row>
            <table:table-cell table:style-name="Table3.A2" office:value-type="string">
              <text:p text:style-name="Table_20_Contents"/>
            </table:table-cell>
            <table:table-cell table:style-name="Table3.A2" office:value-type="string">
              <text:p text:style-name="MP1">My name</text:p>
              <text:p text:style-name="MP1">My address</text:p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MP3">Phone</text:p>
            </table:table-cell>
            <table:table-cell office:value-type="string">
              <text:p text:style-name="MP3">e-mail</text:p>
            </table:table-cell>
            <table:table-cell office:value-type="string">
              <text:p text:style-name="MP3">homepage</text:p>
            </table:table-cell>
          </table:table-row>
          <table:table-row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301</meta:generator>
    <meta:initial-creator>Sander Kooijmans</meta:initial-creator>
    <meta:creation-date>2008-07-29T16:53:16</meta:creation-date>
    <dc:date>2011-08-11T16:56:08.50</dc:date>
    <dc:language>en-US</dc:language>
    <meta:editing-cycles>23</meta:editing-cycles>
    <meta:editing-duration>PT3H46M37S</meta:editing-duration>
    <meta:document-statistic meta:table-count="3" meta:image-count="0" meta:object-count="0" meta:page-count="1" meta:paragraph-count="25" meta:word-count="131" meta:character-count="827"/>
    <meta:user-defined meta:name="Info 1"/>
    <meta:user-defined meta:name="Info 2"/>
    <meta:user-defined meta:name="Info 3"/>
    <meta:user-defined meta:name="Info 4"/>
  </office:meta>
</office:document-meta>
</file>